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097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40974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4097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ذَّ؛رۣيَـٰتِ ]</text:h>
      <text:p text:style-name="P2" loext:marker-style-name="T2"><text:span text:style-name="T2"/></text:p>
      <text:p text:style-name="P3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8910_137492880"/><text:span text:style-name="T3"> </text:span><text:span text:style-name="T2">وَالذَّ؛رۣيَـٰتِ ذَرْواً </text:span><text:span text:style-name="T3">(1)</text:span><text:span text:style-name="T2"> فَالْحَـٰمِچَتِ وۣقْراً </text:span><text:span text:style-name="T3">(2)</text:span><text:span text:style-name="T2"> فَالْجَـٰرۣيَـٰتِ يُسْراً </text:span><text:span text:style-name="T3">(3)</text:span><text:span text:style-name="T2"> فَالْمُقَسِّمَـٰتِ أَمْراٗ </text:span><text:span text:style-name="T3">(4)</text:span><text:span text:style-name="T2"> اِنَّمَا تُوعَدُونَ لَصَادِقٌ </text:span><text:span text:style-name="T3">(5)</text:span><text:span text:style-name="T2"> وَإِنَّ </text:span><text:span text:style-name="T5">۰</text:span><text:span text:style-name="T2">لدِّينَ لَوَ؛قِعٌؐ </text:span><text:span text:style-name="T3">(6)</text:span><text:span text:style-name="T2"> وَالسَّمَآءِ ذَاتِ </text:span><text:span text:style-name="T5">۱</text:span><text:span text:style-name="T2">لْحُبُــكِ </text:span><text:span text:style-name="T3">(7)</text:span><text:span text:style-name="T2"> إِنَّكُمْ لَفِى قَوْلٍ مُّخْتَلِفٍ </text:span><text:span text:style-name="T3">(8)</text:span><text:span text:style-name="T2"> يُوفَــكُ عَنْهُ مَنُ </text:span><text:span text:style-name="T5">۷</text:span><text:span text:style-name="T2">فِــكَؐ </text:span><text:span text:style-name="T3">(9)</text:span><text:span text:style-name="T2"> قُتِــلَ </text:span><text:span text:style-name="T5">۰</text:span><text:span text:style-name="T2">لْخَرَّ؛صُونَ </text:span><text:span text:style-name="T3">(10)</text:span><text:span text:style-name="T2"> </text:span><text:span text:style-name="T5">۰</text:span><text:span text:style-name="T2">لذِينَ هُمْ فِى غَمْرَةٍ سَاهُونَؐ </text:span><text:span text:style-name="T3">(11)</text:span><text:span text:style-name="T2"> يَسْـَٔلُونَ أَيَّانَ يَوْمُ </text:span><text:span text:style-name="T5">۴</text:span><text:span text:style-name="T2">لدِّينِ </text:span><text:span text:style-name="T3">(12)</text:span><text:span text:style-name="T2"> يَوْمَ هُمْ عَلَي </text:span><text:span text:style-name="T5">۰</text:span><text:span text:style-name="T2">لنّۭارۣ يُفْتَنُونَؐ </text:span><text:span text:style-name="T3">(13)</text:span><text:span text:style-name="T2"> ذُوقُواْ فِتْنَتَكُمْؐ هَـٰذَا </text:span><text:span text:style-name="T5">۰ﻟ﮲</text:span><text:span text:style-name="T2"> كُنتُم بِهِ” تَسْتَعْجِلُونَؐ </text:span><text:span text:style-name="T3">(14)</text:span><text:span text:style-name="T2"> إِنَّ </text:span><text:span text:style-name="T5">۰</text:span><text:span text:style-name="T2">لْمُتَّقِينَ فِى جَنَّـٰتٍ وَعُيُونٖ </text:span><text:span text:style-name="T3">(15)</text:span><text:span text:style-name="T2"> —اخِذِيــنَ مَآ ءَاتۭيٰهُمْ رَبُّهُمُؐ; إِنَّهُمْ كَانُواْ قَبْلَ ذَ؛لِــكَ مُحْسِنِينَؐ </text:span><text:span text:style-name="T3">(16)</text:span><text:span text:style-name="T2"> كَانُواْ قَلِيلًؐا مِّنَ </text:span><text:span text:style-name="T5">۰</text:span><text:span text:style-name="T2">ليْلِ مَا يَهْجَعُونَؐ </text:span><text:span text:style-name="T3">(17)</text:span><text:span text:style-name="T2"> وَبِالاَسْحۭارۣ هُمْ يَسْتَغْفِرُونَؐ </text:span><text:span text:style-name="T3">(18)</text:span><text:span text:style-name="T2"> وَفِىٓ أَمْوَ؛لِهِمْ حَقٌّ لِّلسَّآئِلِ وَاڤْمَحْرُومِؐ </text:span><text:span text:style-name="T3">(19)</text:span><text:span text:style-name="T2"> وَفِى </text:span><text:span text:style-name="T5">۱</text:span><text:span text:style-name="T2">لاَرْضضضِ ءَايَـٰتٌ لِّلْمُوقِنِينَؐ </text:span><text:span text:style-name="T3">(20)</text:span><text:span text:style-name="T2"> وَفِىٓ أَنفُسِكُمُؐ; أَفَلاَ تُبْصِرُونَؐ </text:span><text:span text:style-name="T3">(21)</text:span><text:span text:style-name="T2"> وَفِى </text:span><text:span text:style-name="T5">۱</text:span><text:span text:style-name="T2">لسَّمَآءِ رۣزْقُكُمْؐ وَمَا تُوعَدُونَ </text:span><text:span text:style-name="T3">(22)</text:span><text:span text:style-name="T2"> فَوَرَبِّ </text:span><text:span text:style-name="T5">۱</text:span><text:span text:style-name="T2">لسَّمَآءِ وَالاَرْضِ إِنَّهُ„ لَحَقٌّ مِّثْــلَ مَآ أَنَّكُمْ تَنطِقُونَؐ </text:span><text:span text:style-name="T3">(23)</text:span><text:span text:style-name="T2"> هَلَ اَتۭيٰــكَ حَدِيــثُ ضَيْفِ إِبْرَ؛هِيمَ </text:span><text:span text:style-name="T5">۰</text:span><text:span text:style-name="T2">لْمُكْرَمِينَ </text:span><text:span text:style-name="T3">(24)</text:span><text:span text:style-name="T2"> إِذْ دَخَلُواْ عَلَيْهِ فَقَالُواْ سَچَماًؐ قَالَ سَچَمٌؐ قَوْمٌ مُّنكَرُونَؐ </text:span><text:span text:style-name="T3">(25)</text:span><text:span text:style-name="T2"> فَرَاغَ إِلَــيٰٓ أَهْلِهِ” فَجَآءَ بِعِجْــلٍ سَمِينٍ </text:span><text:span text:style-name="T3">(26)</text:span><text:span text:style-name="T2"> فَقَرَّبَهُ; إِلَيْهِمْ قَالَ أَلاَ تَاكُلُونَؐ </text:span><text:span text:style-name="T3">(27)</text:span><text:span text:style-name="T2"> فَأَوْجَسَ مِنْهُمْ خِيفَةًؐ قَالُواْ لاَ تَخَفْؐ وَبَشَّرُوهُ بِغُچَمٖ عَلِيمٍؐ </text:span><text:span text:style-name="T3">(28)</text:span><text:span text:style-name="T2"> فَأَقْبَلَتِ 'مْرَأَتُهُ„ فِى صَرَّةٍ فَصَكَّتْ وَجْهَهَا وَقَالَتْ عَجُوز٘ عَقِيمٌؐ </text:span><text:span text:style-name="T3">(29)</text:span><text:span text:style-name="T2"> قَالُواْ كَذَ؛لِكِ قَالَ رَبُّكِؐ إِنَّهُ„ هُوَ </text:span><text:span text:style-name="T5">۰</text:span><text:span text:style-name="T2">لْحَكِيمُ </text:span><text:span text:style-name="T5">۴</text:span><text:span text:style-name="T2">لْعَلِيمُؐ </text:span><text:soft-page-break/><text:span text:style-name="T3">(30)</text:span><text:span text:style-name="T2"> ¤ قَالَ فَمَا خَطْبُكُمُ; أَيُّهَا </text:span><text:span text:style-name="T5">۰</text:span><text:span text:style-name="T2">لْمُرْسَلُونَؐ </text:span><text:span text:style-name="T3">(31)</text:span><text:span text:style-name="T2"> قَالُوٓاْ إِنَّآ ٱُرْسِلْنَآ إِلَيٰ قَوْمٍ مُّجْرۣمِينَ </text:span><text:span text:style-name="T3">(32)</text:span><text:span text:style-name="T2"> لِنُرْسِــلَ عَلَيْهِمْ حِجَارَةً مِّــن طِينٍ </text:span><text:span text:style-name="T3">(33)</text:span><text:span text:style-name="T2"> مُّسَوَّمَةٗ عِندَ رَبِّــكَ لِلْمُسْرۣفِينَؐ </text:span><text:span text:style-name="T3">(34)</text:span><text:span text:style-name="T2"> فَأَخْرَجْنَا مَــن كَانَ فِيهَا مِــنَ </text:span><text:span text:style-name="T5">۰</text:span><text:span text:style-name="T2">لْمُومِنِينَ </text:span><text:span text:style-name="T3">(35)</text:span><text:span text:style-name="T2"> فَمَا وَجَدْنَا فِيهَا غَيْرَ بَيْتٍ مِّــنَ </text:span><text:span text:style-name="T5">۰</text:span><text:span text:style-name="T2">لْمُسْلِمِينَ </text:span><text:span text:style-name="T3">(36)</text:span><text:span text:style-name="T2"> وَتَرَكْنَا فِيهَآ ءَايَةً لِّلذِيــنَ يَخَافُونَ </text:span><text:span text:style-name="T5">۰</text:span><text:span text:style-name="T2">لْعَذَابَ </text:span><text:span text:style-name="T5">۰</text:span><text:span text:style-name="T2">لاَلِيمَؐ </text:span><text:span text:style-name="T3">(37)</text:span><text:span text:style-name="T2"> وَفِى مُوسۭيٰٓ إِذَ اَرْسَلْنَـٰهُ إِلَيٰ فِرْعَوْنَ بِسُلْطَـٰــنٍ مُّـبِينٍ </text:span><text:span text:style-name="T3">(38)</text:span><text:span text:style-name="T2"> فَتَوَلّۭيٰ بِرُكْنِهِ” وَقَالَ سَـٰحِر٘ اَوْ مَجْنُونٌؐ </text:span><text:span text:style-name="T3">(39)</text:span><text:span text:style-name="T2"> فَأَخَذْنَـٰهُ وَجُنُودَهُ„ فَنَبَذْنَـٰهُمْ فِى </text:span><text:span text:style-name="T5">۱</text:span><text:span text:style-name="T2">لْيَمِّ وَهُوَ مُلِيمٌؐ </text:span><text:span text:style-name="T3">(40)</text:span><text:span text:style-name="T2"> وَفِى عَادٖ اِذَ اَرْسَلْنَا عَلَيْهِمُ </text:span><text:span text:style-name="T5">۴</text:span><text:span text:style-name="T2">لرّۣيحَ </text:span><text:span text:style-name="T5">۰</text:span><text:span text:style-name="T2">لْعَقِيمَ </text:span><text:span text:style-name="T3">(41)</text:span><text:span text:style-name="T2"> مَا تَذَرُ مِن شَيْءٖ اَتَتْ عَلَيْهِ إِلاَّ جَعَلَتْهُ كَالرَّمِيمِؐ </text:span><text:span text:style-name="T3">(42)</text:span><text:span text:style-name="T2"> وَفِى ثَمُودَ إِذْ قِيــلَ لَهُمْ تَمَتَّعُواْ حَتَّيٰ حِينٍ </text:span><text:span text:style-name="T3">(43)</text:span><text:span text:style-name="T2"> فَعَتَوْاْ عَــنَ اَمْرۣ رَبِّهِمْ فَأَخَذَتْهُمُ </text:span><text:span text:style-name="T5">۴</text:span><text:span text:style-name="T2">لصَّـٰعِقَةُ وَهُمْ يَنظُرُونَؐ </text:span><text:span text:style-name="T3">(44)</text:span><text:span text:style-name="T2"> فَمَا "سْتَطَـٰعُواْ مِن قِيَامٍ وَمَا كَانُواْ مُنتَصِرۣينَؐ </text:span><text:span text:style-name="T3">(45)</text:span><text:span text:style-name="T2"> وَقَوْمَ نُوحٍ مِّن قَبْلُؐ إِنَّهُمْ كَانُواْ قَوْماً فَـٰسِقِينَؐ </text:span><text:span text:style-name="T3">(46)</text:span><text:span text:style-name="T2"> وَالسَّمَآءَ بَنَيْنَـٰهَا بِأَيَيْدٍؐ وَإِنَّا لَمُوسِعُونَؐ </text:span><text:span text:style-name="T3">(47)</text:span><text:span text:style-name="T2"> وَالاَرْضَ فَرَشْنَـٰهَاؐ فَنِعْمَ </text:span><text:span text:style-name="T5">۰</text:span><text:span text:style-name="T2">لْمَـٰهِدُونَؐ </text:span><text:span text:style-name="T3">(48)</text:span><text:span text:style-name="T2"> وَمِــن كُلِّ شَيْءٖ خَلَقْنَا زَوْجَيْــنۣ لَعَلَّكُمْ تَذَّكَّرُونَؐ </text:span><text:span text:style-name="T3">(49)</text:span><text:span text:style-name="T2"> فَفِرُّوٓاْ إِلَي </text:span><text:span text:style-name="T5">۰</text:span><text:span text:style-name="T2">للَّهِ إِنِّى لَكُم مِّنْهُ نَذِيرٌ مُّبِينٌؐ </text:span><text:span text:style-name="T3">(50)</text:span><text:span text:style-name="T2"> وَلاَ تَجْعَلُواْ مَعَ </text:span><text:span text:style-name="T5">۰</text:span><text:span text:style-name="T2">للَّهِ إِچَهاٗ —اخَرَ إِنِّى لَكُم مِّنْهُ نَذِيرٌ مُّبِينٌؐ </text:span><text:span text:style-name="T3">(51)</text:span><text:span text:style-name="T2"> كَذَ؛لِكَؐ مَآ أَتَــي </text:span><text:span text:style-name="T5">۰</text:span><text:span text:style-name="T2">لذِيــنَ مِن قَبْلِهِم مِّن رَّسُولٖ اِلاَّ قَالُواْ سَاحِر٘ اَوْ مَجْنُون٘ؐ </text:span><text:span text:style-name="T3">(52)</text:span><text:span text:style-name="T2"> اَتَوَاصَوْاْ بِهِؐ” بَلْ هُمْ قَوْمٌ طَاغُونَؐ </text:span><text:span text:style-name="T3">(53)</text:span><text:span text:style-name="T2"> فَتَوَلَّ عَنْهُمْ فَمَآ أَنتَ بِمَلُومٍ </text:span><text:span text:style-name="T3">(54)</text:span><text:span text:style-name="T2"> وَذَكِّرْؐ فَإِنَّ </text:span><text:span text:style-name="T5">۰</text:span><text:span text:style-name="T2">لذِّكْرۭيٰ تَنفَعُ </text:span><text:span text:style-name="T5">۴</text:span><text:span text:style-name="T2">لْمُومِنِينَؐ </text:span><text:span text:style-name="T3">(55)</text:span><text:span text:style-name="T2"> ® وَمَا خَلَقْــتُ </text:span><text:span text:style-name="T5">۴</text:span><text:span text:style-name="T2">لْجِنَّ وَالِانسَ إِلاَّ لِيَعْبُدُونِؐ </text:span><text:span text:style-name="T3">(56)</text:span><text:span text:style-name="T2"> مَآ ٱُرۣيدُ مِنْهُم مِّن رّۣزْقٍ وَمَآ ٱُرۣيدُ أَنْ يُّطْعِمُونِؐ </text:span><text:span text:style-name="T3">(57)</text:span><text:span text:style-name="T2"> </text:span><text:soft-page-break/><text:span text:style-name="T2">إِنَّ </text:span><text:span text:style-name="T5">۰</text:span><text:span text:style-name="T2">للَّهَ هُوَ </text:span><text:span text:style-name="T5">۰</text:span><text:span text:style-name="T2">لرَّزَّاقُ ذُو </text:span><text:span text:style-name="T5">۴</text:span><text:span text:style-name="T2">لْقُوَّةِ </text:span><text:span text:style-name="T5">۱</text:span><text:span text:style-name="T2">لْمَتِينُؐ </text:span><text:span text:style-name="T3">(58)</text:span><text:span text:style-name="T2"> فَإِنَّ لِلذِينَ ظَلَمُواْ ذَنُوباً مِّثْلَ ذَنُوبِ أَصْحَـٰبِهِمْ فَلاَ يَسْتَعْجِلُونِؐ </text:span><text:span text:style-name="T3">(59)</text:span><text:span text:style-name="T2"> فَوَيْلٌ لِّلذِيــنَ كَفَرُواْ مِنْ يَّوْمِهِمُ </text:span><text:span text:style-name="T5">۴ﻟ﮲</text:span><text:span text:style-name="T2"> يُوعَدُونَ </text:span><text:span text:style-name="T3">(60)</text:span><text:bookmark-end text:name="__DdeLink__8910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2:55.662052434</meta:creation-date>
    <dc:date>2025-03-06T08:01:07.219720745</dc:date>
    <meta:editing-duration>PT2M5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30" meta:character-count="2314" meta:non-whitespace-character-count="1886"/>
  </office:meta>
</office:document-meta>
</file>